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Builder.arg( String ar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Builder.deprec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Builder.OptionBuil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Build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onBuilder.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Builder.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Builder.countArgs( boolean count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